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C49C803741DA696.png" manifest:media-type="image/png"/>
  <manifest:file-entry manifest:full-path="Pictures/100002010000055600000300E6B7280C95DA1F13.png" manifest:media-type="image/png"/>
  <manifest:file-entry manifest:full-path="Pictures/10000201000005560000030037F7DC8EA1B01513.png" manifest:media-type="image/png"/>
  <manifest:file-entry manifest:full-path="Pictures/100002010000055600000300E2639BD86082D05B.png" manifest:media-type="image/png"/>
  <manifest:file-entry manifest:full-path="Pictures/10000201000005000000010881D3FD36461F42BB.png" manifest:media-type="image/png"/>
  <manifest:file-entry manifest:full-path="Pictures/1000020100000556000003009300DE26E7AB06F9.png" manifest:media-type="image/png"/>
  <manifest:file-entry manifest:full-path="Pictures/100002010000055600000300D6238C32B62B5D43.png" manifest:media-type="image/png"/>
  <manifest:file-entry manifest:full-path="Pictures/10000201000005560000030008A84E9E3C24F7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2cm, 9.907cm, 1.427cm, 19.67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81cm, 8.925cm, 7.329cm, 23.28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8cm, 5.645cm, 6.017cm, 23.6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1cm, 8.853cm, 6.886cm, 17.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3cm, 4.338cm, 12.133cm, 23.93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5.023cm, 3.521cm, 14.047cm)" draw:image-opacity="100%" style:mirror="non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middle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Kill-Mob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Hardy Elise</text:p>
          </draw:text-box>
        </draw:frame>
        <draw:frame draw:style-name="gr1" draw:text-style-name="P4" draw:layer="layout" svg:width="20.634cm" svg:height="4.254cm" svg:x="3.904cm" svg:y="2.286cm">
          <draw:image xlink:href="Pictures/10000201000005000000010881D3FD36461F42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25cm" svg:x="1cm" svg:y="1.125cm" presentation:class="title" presentation:user-transformed="true">
          <draw:text-box>
            <text:p text:style-name="P1"><text:span text:style-name="T2">Kill-mob</text:span></text:p>
          </draw:text-box>
        </draw:frame>
        <draw:frame draw:style-name="gr1" draw:text-style-name="P4" draw:layer="layout" svg:width="23.397cm" svg:height="13.154cm" svg:x="2.54cm" svg:y="4.88cm">
          <draw:image xlink:href="Pictures/10000201000005560000030037F7DC8EA1B015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 text:style-name="P1">Monstre</text:p>
          </draw:text-box>
        </draw:frame>
        <draw:frame presentation:style-name="pr6" draw:text-style-name="P6" draw:layer="layout" svg:width="25.5cm" svg:height="13cm" svg:x="0.662cm" svg:y="5.034cm" presentation:class="subtitle" presentation:placeholder="true" presentation:user-transformed="true">
          <draw:text-box/>
        </draw:frame>
        <draw:frame draw:style-name="gr3" draw:text-style-name="P4" draw:layer="layout" svg:width="8.021cm" svg:height="7.62cm" svg:x="1.27cm" svg:y="6.096cm">
          <draw:image xlink:href="Pictures/1000020100000556000003009300DE26E7AB06F9.png" xlink:type="simple" xlink:show="embed" xlink:actuate="onLoad" loext:mime-type="image/png">
            <text:p/>
          </draw:image>
        </draw:frame>
        <draw:frame draw:style-name="gr4" draw:text-style-name="P4" draw:layer="layout" svg:width="7.202cm" svg:height="6.609cm" svg:x="18.451cm" svg:y="5.837cm">
          <draw:image xlink:href="Pictures/10000201000005560000030008A84E9E3C24F7A1.png" xlink:type="simple" xlink:show="embed" xlink:actuate="onLoad" loext:mime-type="image/png">
            <text:p/>
          </draw:image>
        </draw:frame>
        <draw:frame draw:style-name="gr5" draw:text-style-name="P4" draw:layer="layout" svg:width="7.757cm" svg:height="8.127cm" svg:x="9.906cm" svg:y="9.144cm">
          <draw:image xlink:href="Pictures/100002010000055600000300D6238C32B62B5D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7"/>
              <text:list text:style-name="L1">
                <text:list-item>
                  <text:p text:style-name="P7"><text:s/>Filtre gaussien revient à appliquer un kernel gaussien sur chaque pixel</text:p>
                  <text:p text:style-name="P7"/>
                  <text:p text:style-name="P7"/>
                </text:list-item>
                <text:list-item>
                  <text:p text:style-name="P7">Consiste à moyenne le pixel courant avec ces voisins</text:p>
                  <text:p text:style-name="P7"/>
                </text:list-item>
                <text:list-item>
                  <text:p text:style-name="P7">L’intensité dépends du paramètre sigma</text:p>
                </text:list-item>
              </text:list>
              <text:p text:style-name="P7"/>
              <text:p text:style-name="P7"/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1"><text:span text:style-name="T2">Algèbre géometrique</text:span></text:p>
          </draw:text-box>
        </draw:frame>
        <draw:frame draw:style-name="gr6" draw:text-style-name="P4" draw:layer="layout" svg:width="7.62cm" svg:height="8.127cm" svg:x="2.032cm" svg:y="5.334cm">
          <draw:image xlink:href="Pictures/100002010000055600000300E2639BD86082D05B.png" xlink:type="simple" xlink:show="embed" xlink:actuate="onLoad" loext:mime-type="image/png">
            <text:p/>
          </draw:image>
        </draw:frame>
        <draw:frame draw:style-name="gr7" draw:text-style-name="P4" draw:layer="layout" svg:width="13.605cm" svg:height="7.366cm" svg:x="11.938cm" svg:y="7.366cm">
          <draw:image xlink:href="Pictures/1000020100000556000003001C49C803741DA6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7">Le filtre gaussien possède quelques avatanges</text:p>
                  <text:p text:style-name="P7"/>
                  <text:p text:style-name="P7"/>
                </text:list-item>
                <text:list-item>
                  <text:p text:style-name="P7">Filtre linéaire, permet divers optimisations tel que la Fast Fourier transform</text:p>
                  <text:p text:style-name="P7"/>
                </text:list-item>
                <text:list-item>
                  <text:p text:style-name="P7">Ou une parallèlisation importante, y compris sur GPU</text:p>
                  <text:p text:style-name="P7"/>
                  <text:p text:style-name="P7"/>
                </text:list-item>
                <text:list-item>
                  <text:p text:style-name="P7">Problème: ne prends en compte que le facteur spatial, ignore facteur d’intensité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 text:style-name="P1"><text:span text:style-name="T2">Algèbre géometrique</text:span></text:p>
          </draw:text-box>
        </draw:frame>
        <draw:frame draw:style-name="gr8" draw:text-style-name="P4" draw:layer="layout" svg:width="13.969cm" svg:height="11.37cm" svg:x="6.35cm" svg:y="5.588cm" presentation:class="graphic" presentation:user-transformed="true">
          <draw:image xlink:href="Pictures/100002010000055600000300E6B7280C95DA1F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placeholder="true">
          <draw:text-box/>
        </draw:frame>
        <draw:frame presentation:style-name="pr9" draw:text-style-name="P1" draw:layer="layout" svg:width="24.477cm" svg:height="13cm" svg:x="2.032cm" svg:y="5cm" presentation:class="outline" presentation:user-transformed="true">
          <draw:text-box>
            <text:list text:style-name="L4">
              <text:list-item>
                <text:p text:style-name="P1">Mer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/>
      <style:text-properties style:letter-kerning="true"/>
    </style:style>
    <style:style style:name="Alizari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 style:shrink-to-fit="true">
        <text:list-style style:name="Alizari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top="0.4cm" fo:margin-bottom="0cm"/>
      <style:text-properties fo:font-size="28pt" style:font-size-asian="28pt" style:font-size-complex="28pt"/>
    </style:style>
    <style:style style:name="Alizarin1-outline3" style:family="presentation" style:parent-style-name="Alizarin1-outline2">
      <style:paragraph-properties fo:margin-top="0.3cm" fo:margin-bottom="0cm"/>
      <style:text-properties fo:font-size="24pt" style:font-size-asian="24pt" style:font-size-complex="24pt"/>
    </style:style>
    <style:style style:name="Alizarin1-outline4" style:family="presentation" style:parent-style-name="Alizarin1-outline3">
      <style:paragraph-properties fo:margin-top="0.2cm" fo:margin-bottom="0cm"/>
      <style:text-properties fo:font-size="20pt" style:font-size-asian="20pt" style:font-size-complex="20pt"/>
    </style:style>
    <style:style style:name="Alizarin1-outline5" style:family="presentation" style:parent-style-name="Alizarin1-outline4">
      <style:paragraph-properties fo:margin-top="0.1cm" fo:margin-bottom="0cm"/>
      <style:text-properties fo:font-size="20pt" style:font-size-asian="20pt" style:font-size-complex="20pt"/>
    </style:style>
    <style:style style:name="Alizarin1-outline6" style:family="presentation" style:parent-style-name="Alizarin1-outline5">
      <style:paragraph-properties fo:margin-top="0.1cm" fo:margin-bottom="0cm"/>
      <style:text-properties fo:font-size="20pt" style:font-size-asian="20pt" style:font-size-complex="20pt"/>
    </style:style>
    <style:style style:name="Alizarin1-outline7" style:family="presentation" style:parent-style-name="Alizarin1-outline6">
      <style:paragraph-properties fo:margin-top="0.1cm" fo:margin-bottom="0cm"/>
      <style:text-properties fo:font-size="20pt" style:font-size-asian="20pt" style:font-size-complex="20pt"/>
    </style:style>
    <style:style style:name="Alizarin1-outline8" style:family="presentation" style:parent-style-name="Alizarin1-outline7">
      <style:paragraph-properties fo:margin-top="0.1cm" fo:margin-bottom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top="0.1cm" fo:margin-bottom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vertical-align="middle">
        <text:list-style style:name="Alizari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textarea-vertical-align="middle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e74c3c"/>
      <style:paragraph-properties fo:text-align="center" style:writing-mode="lr-tb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style:paragraph-properties fo:text-align="end" style:writing-mode="lr-tb"/>
    </style:style>
    <style:style style:name="MP17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cm" presentation:class="outline" presentation:placeholder="true">
        <draw:text-box/>
      </draw:frame>
      <draw:frame presentation:style-name="Mpr5" draw:text-style-name="MP9" draw:layer="backgroundobjects" svg:width="5.91cm" svg:height="1.449cm" svg:x="21.59cm" svg:y="19cm" presentation:class="date-time">
        <draw:text-box>
          <text:p text:style-name="MP9"><text:date style:data-style-name="D1" text:date-value="2020-03-16">3/16/20</text:date><text:s/>- <text:time style:data-style-name="T2" text:time-value="00:00:00">11:56</text:time></text:p>
        </draw:text-box>
      </draw:frame>
      <draw:frame presentation:style-name="Mpr6" draw:text-style-name="MP1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draw:frame presentation:style-name="Mpr7" draw:text-style-name="MP12" draw:layer="backgroundobjects" svg:width="9.586cm" svg:height="1.5cm" svg:x="10.014cm" svg:y="19cm">
        <draw:text-box>
          <text:p text:style-name="MP11"><text:span text:style-name="MT2">Elise Hardy </text:span></text:p>
        </draw:text-box>
      </draw:frame>
      <draw:frame presentation:style-name="Mpr7" draw:text-style-name="MP13" draw:layer="backgroundobjects" svg:width="6.39cm" svg:height="1.5cm" svg:x="2.9cm" svg:y="19cm">
        <draw:text-box>
          <text:p text:style-name="MP11">Kill-mob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3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7" draw:layer="backgroundobjects" svg:width="1.5cm" svg:height="1.5cm" svg:x="0.5cm" svg:y="19cm" presentation:class="page-number">
        <draw:text-box>
          <text:p text:style-name="MP16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frame presentation:style-name="Alizarin1-title" draw:layer="backgroundobjects" svg:width="25.199cm" svg:height="3.506cm" svg:x="1.4cm" svg:y="0.837cm" presentation:class="title" presentation:placeholder="true">
        <draw:text-box/>
      </draw:frame>
      <draw:frame presentation:style-name="Alizarin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3:41:40.798847817</meta:creation-date>
    <meta:editing-duration>PT2H24M12S</meta:editing-duration>
    <meta:editing-cycles>22</meta:editing-cycles>
    <meta:generator>LibreOffice/6.1.5.2$Linux_X86_64 LibreOffice_project/10$Build-2</meta:generator>
    <dc:title>Alizarin</dc:title>
    <dc:date>2020-03-15T16:11:12.141547307</dc:date>
    <meta:document-statistic meta:object-count="75"/>
  </office:meta>
</office:document-meta>
</file>